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1ca" officeooo:paragraph-rsid="001971ca"/>
    </style:style>
    <style:style style:name="P2" style:family="paragraph" style:parent-style-name="Standard">
      <style:text-properties officeooo:paragraph-rsid="001971ca"/>
    </style:style>
    <style:style style:name="P3" style:family="paragraph" style:parent-style-name="Standard">
      <style:text-properties officeooo:rsid="001a627f" officeooo:paragraph-rsid="001a627f"/>
    </style:style>
    <style:style style:name="P4" style:family="paragraph" style:parent-style-name="Standard">
      <style:text-properties officeooo:paragraph-rsid="001a627f"/>
    </style:style>
    <style:style style:name="P5" style:family="paragraph" style:parent-style-name="Standard">
      <style:text-properties officeooo:rsid="001b6739" officeooo:paragraph-rsid="001b6739"/>
    </style:style>
    <style:style style:name="T1" style:family="text">
      <style:text-properties officeooo:rsid="001971c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71ca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<text:span text:style-name="T2">nomUsuari</text:span>. pwd)</text:p>
      <text:p text:style-name="P1"/>
      <text:p text:style-name="P4"><text:span text:style-name="T1">experiencia(</text:span><text:span text:style-name="T3">codExp</text:span><text:span text:style-name="T1">, Titol,data,text,imatge,coordenades,valPos,valNeg,estat,usuari) </text:span></text:p>
      <text:p text:style-name="P4"><text:span text:style-name="T1">on {usuari} references usuari (nomUsuari)</text:span></text:p>
      <text:p text:style-name="P2"/>
      <text:p text:style-name="P3">Categories(<text:span text:style-name="T2">codCat</text:span>, nomCat)</text:p>
      <text:p text:style-name="P3"/>
      <text:p text:style-name="P5">Pertany(<text:span text:style-name="T2">codExp, codCa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09:50:07.390000000</meta:creation-date>
    <dc:date>2019-12-09T10:54:29.289000000</dc:date>
    <meta:editing-duration>PT12M17S</meta:editing-duration>
    <meta:editing-cycles>1</meta:editing-cycles>
    <meta:document-statistic meta:table-count="0" meta:image-count="0" meta:object-count="0" meta:page-count="1" meta:paragraph-count="5" meta:word-count="13" meta:character-count="195" meta:non-whitespace-character-count="186"/>
    <meta:generator>LibreOffice/6.3.2.2$Windows_x86 LibreOffice_project/98b30e735bda24bc04ab42594c85f7fd8be07b9c</meta:generator>
  </office:meta>
</office:document-meta>
</file>